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84.14mm"/>
    </style:style>
    <style:style style:name="co5" style:family="table-column">
      <style:table-column-properties fo:break-before="auto" style:column-width="93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nline-tugraz-at-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ganis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az University of Technolog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nagement and Administration</text:p>
          </table:table-cell>
          <table:table-cell office:value-type="string" calcext:value-type="string">
            <text:p>Rectora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ntroll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tor’s Off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mission for Scientific integrity and Eth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ality Manageme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ternal Audit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ategy and Organisational Developme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ice for Gender Equalty and Equal Opportunit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ildings and Technical suppor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versity Legal Off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agement of Professorial Appointmen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ce Rect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searc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ademic Affai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nance and Human Resour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munication and Change Manage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na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urricular Committee of the Sena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U Graz Student Ombudspers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rking Group Curricular Committe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nate's Off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ity Counci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iversity Council's Offi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ulti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rchitectu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a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an's Off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toral School of Architectu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stitu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vil Engineering Scienc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a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an's Off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toral School of Civil Engineering Scien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Doctoral School Geoscien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stitu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chanical Engineering and Economic Scienc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a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an's Off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toral School of Mechan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toral School of Techno-Econom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ordination Frank Stronach Institu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stitu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ctrical and Information Engineer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a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Dean's Off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toral School Electric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toral School of Information and Communication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stitu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hematics, Physics and Geodes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a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an's Off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Doctoral School of Geoscien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toral School of Mathematics and Scientific Comput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toral School of Phys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Institu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hnical Chemistry, Chemical and Process Engineering, Biotechnolog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a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an's Off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toral School of Chemist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toral School of Molecular Biomedical Sciences and Biotechnolog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toral School of Chemical and Process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stitu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uter Science and Biomedical Engineer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a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an's Off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octoral School of Computer Science</text:p>
            <text:p>Doctoral School Biomed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stitu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ademic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ce Rector for Academic Affai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ans of Stud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vanced Materials Scien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chitectu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vil Engineering and Business Econom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omed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Biorefinery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mical and Pharmaceut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mist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ectr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ectrical Engineering and Audio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arth Scien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ospatial Technologi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er Scien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formation and Computer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acher Training Courses for Descriptive Geomet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acher Training Courses for Computer Scien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chan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themat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lecular Biomedical Sciences and Biotechnolog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nt Scien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ys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ftware Development and Business Manageme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Space Science and Earth from Spa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chnical Chemist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vironmental Systems Sciences/Natural Sciences – Technolog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mical and Process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omatics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chanical Engineering and Business Economic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ational Relations and Mobility Programm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Long Lear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nguages, Key Competencies and In-House 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gistration Offi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rricular Committe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rchitectu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chan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Mechanical Engineering and Business Econom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vil Engineering Scien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ectr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lemat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formation and Computer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omed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ectrical Engineering and Audio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er Science, Software Developme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er Science Teacher Training Cour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criptive Geometry (Teacher Training Course – Mae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G Curricular Committee for Field of Studi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vanced Materials Science (NAWI Graz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chnical Chemistry (NAWI Graz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lecular Biomedical Sciences and Biotechnology (NAWI Graz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mical and Process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arth Sciences (NAWI Graz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omatics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ospatial and Space Science (NAWI Graz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G Curricular Committee for Field of Studi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G Curricular Committee for Field of Stud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ecting Committees for the Master program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vanced Materials Scien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omed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orefinery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Biotechnolog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mical and Pharmaceut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er Scien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oscien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otechnical and Hydraulic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Information and Computer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themat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ys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ftware Engineering and Manageme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chnical Chemist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chnical Physic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toral School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rchitectu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vil Engineering Scien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chan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chno-Econom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ectr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formation and Communication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ys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thematics and Scientific Comput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oscien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mist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lecular Biomedical Sciences and Biotechnolog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mical and Process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er Scien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omedical Enginee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agement of a University Cours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cademic Cleanroom Engine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agement of the University Cour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Architectural Computing and Media Technolog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ster of Engineering (MEng) in Space Systems and Business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omolecular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agement of the University Cour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agement of the University Cour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Nanotechnology and Nanoanalyt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Paper &amp; Pulp Technolog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Space Scien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ffic Accident Researc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ffic Accident Research-Aviation Safet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NATM - New Austrian Tunneling Metho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agement of the University Cour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Supporting Institut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nstitute of Electronic Music and Acoustics, Graz University of Music and Dramatic Ar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University Preparation Cour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fting Room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xarch (experimental architecture server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rafting Rooms Civi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rafting Room Dynam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Geotechnik-Zeichensa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rafting Room High Voltage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rafting Room Mechanical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hlbau-Zeichensa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rkehrswesen-Zeichensa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sserbau-Zeichensa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rther Inform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ta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ce Rector for Researc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earch &amp; Technology Hou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s of Experti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-operations with Competence Centers and Competence Projec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&amp;D Areas and Projec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blicat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s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rvice Departmen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rchive and Document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niversity Library and Archiv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ffice for Gender Equality and Equal Opportunit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ission for Scientific Integrity and Ethic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troll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rchasing Servi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nance and Account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earch &amp; Technology Hou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ildings and Technical Suppo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tional Relations and Mobility Programm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unications and Market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ducational Technolog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Long Lear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sonnel Depart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uman Resource Develop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ntservi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gal Matters &amp; Central Servi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nguages, Key Competencies and In-House 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gistration Offi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ffiliated Companies and Co-operation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hareholdings in Corpora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IB – Austrian Center of Industrial Biotechnolog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P.Lab Gmb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OENERGY 2020+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Bmed Gmb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ST Centre of Excellence in Electrochemical Surface Technology and Material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TW The Telecommunications Research Center Vienna i. L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lz.bau Forschungs Gmb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yCentA – Hydrogen Center Austri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rtual Vehicle Research Center (ViF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Know-Center GmbH Research Center for Data-Driven Business &amp; Big Data Analyt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C Gmb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terials Center Leoben (MCL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lymer Competence Center Leoben (PCCL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-operations with Competence Centers and Competence Project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2 acib – Austrian Center of Industrial Biotechnolog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2 Mobility – Sustainable Vehicle Technologi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2 MPPE – Materials, Process and Product Engine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1 Bioenergy 2020+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K1 CBmed – Center for Biomarker Researc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1 CEST – Centre of Excellence in Electrochemical Surface Technology and Material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1 KNOW – Know-Center Gra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1 LEC EvoLET - LEC Evolutionary Large Engines Technology for the Next Generation of Gas and Dual Fuel Engin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1 PCCL – Polymer Competence Center Leobe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1 Pro2Future – Products and Production Systems of the Futu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-Projekt DeSSnet – Dependable, secure and time-aware sensor network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-Projekt PolyTherm – Polymer Composites for Thermally Demanding Application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-Projekt WoodCAR – Wood for Automotive Applic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sociatio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-sit - Secure Information Technology Centre Austri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oNanoNet Forschungsgesellschaft mb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saster Competence Network Austria (DCNA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ei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z Centre for Electron Microscopy (ZF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her Co-operatio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 - Competence Network for Advanced Speech Technologi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um Technology and Societ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aunhofer Austria Research GmbH – Visual Computing Portfoli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VT - Forschungsgesellschaft für Verbrennungskraftmaschinen und Thermodynamik m.b.H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cure Information and Communication Technologies SI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licon Alps Cluster Gmb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licon Austria Errichtungs Gmb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ftnet Austria - Competence Networ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RTA Micro Innovation GmbH (VMI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tiv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kaflie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pine Association, Academic Section Graz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itiativ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reer Info-Servi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tec Austria - Junior Enterpri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vid-Herzog-Fon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ject Group e2i (Energy - Innovation – Information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itiativ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chest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gh Performance Sail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AESTE (International Association for the Exchange of Students for Technical Experienc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er Network "Interferometry, Optical Metrology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obo Cup "Mostly Harmless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RA-TU Graz Team Eco-Racing Aust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 Graz Rac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NGnet Gra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presentative bodies for members of TU Graz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orks Council for Academic Personne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of the Works Council for Academic Personn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ks Council for Administrative Personne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of the Works Council for Administrative Personn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bitration Bo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rking Group for Equal Opportunit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of the Working Group for Equal Opportun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resentative for People with Disabiliti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oung Workers’ Counc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a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rganisa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ve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o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gree Progra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ject Are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eses/Final Pap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GRAZonl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4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orm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/E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14:10:09.984000000</dc:date>
    <meta:editing-duration>PT58S</meta:editing-duration>
    <meta:editing-cycles>1</meta:editing-cycles>
    <meta:document-statistic meta:table-count="1" meta:cell-count="306" meta:object-count="0"/>
    <meta:generator>LibreOffice/6.2.5.2$Windows_X86_64 LibreOffice_project/1ec314fa52f458adc18c4f025c545a4e8b22c159</meta:generator>
  </office:meta>
</office:document-meta>
</file>